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frac>
        <mn>1</mn>
        <mrow>
          <mn>2</mn>
          <mspace width="0.5em"/>
          <mi mathvariant="normal">π</mi>
        </mrow>
      </mfrac>
      <mspace width="0.5em"/>
      <msqrt>
        <mfrac>
          <mi>k</mi>
          <mi>m</mi>
        </mfrac>
      </msqrt>
    </mrow>
    <annotation encoding="StarMath 5.0">f ~=~ 1 over { 2 ` %pi } ` sqrt{ k over m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13:02.227000000</meta:creation-date>
    <dc:date>2015-04-09T17:14:25.513000000</dc:date>
    <meta:editing-duration>PT1M22S</meta:editing-duration>
    <meta:editing-cycles>2</meta:editing-cycles>
    <meta:generator>LibreOffice/4.3.4.1$Windows_x86 LibreOffice_project/bc356b2f991740509f321d70e4512a6a54c5f243</meta:generator>
  </office:meta>
</office:document-meta>
</file>